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cm" fo:min-width="4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2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3.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63cm" fo:min-width="3.25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7.25cm" fo:min-width="6.5cm"/>
      <style:paragraph-properties style:writing-mode="lr-tb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8.25cm" fo:min-width="6.25cm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4cm" fo:min-width="5.75cm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3.5cm" fo:min-width="5.75cm"/>
      <style:paragraph-properties style:writing-mode="lr-tb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3.75cm" fo:min-width="5.75cm"/>
      <style:paragraph-properties style:writing-mode="lr-tb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5.75cm" fo:min-width="5.75cm"/>
      <style:paragraph-properties style:writing-mode="lr-tb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4.5cm" fo:min-width="6.5cm"/>
      <style:paragraph-properties style:writing-mode="lr-tb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4.75cm" fo:min-width="5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cccccc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5cm" svg:height="1.75cm" svg:x="1.75cm" svg:y="2.55cm">
          <text:p text:style-name="P1">Colegio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75cm" svg:height="1.75cm" svg:x="19.25cm" svg:y="2.5cm">
          <text:p text:style-name="P1">Alumno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75cm" svg:height="2.05cm" svg:x="11cm" svg:y="2.45cm">
          <text:p text:style-name="P1">Matric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5cm" svg:height="1.75cm" svg:x="1.75cm" svg:y="5.5cm">
          <text:p text:style-name="P1">Docen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5cm" svg:height="1.75cm" svg:x="1.75cm" svg:y="8.5cm">
          <text:p text:style-name="P1">Catedr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5cm" svg:height="1.75cm" svg:x="1.75cm" svg:y="11.25cm">
          <text:p text:style-name="P1">asignatur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5cm" svg:height="1.75cm" draw:transform="rotate (0.00959931088596881) translate (11.111cm 13.215cm)">
          <text:p text:style-name="P1">Curso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25cm" svg:height="1.75cm" svg:x="8.75cm" svg:y="17cm">
          <text:p text:style-name="P1">Aul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2.5cm" svg:y="22.25cm">
          <text:p text:style-name="P1">Precepto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125cm" svg:y1="4.3cm" svg:x2="4.125cm" svg:y2="5.5cm" draw:start-shape="id1" draw:start-glue-point="2" draw:end-shape="id2" draw:end-glue-point="0" svg:d="M4125 4300v1200" svg:viewBox="0 0 1 1201">
          <text:p/>
        </draw:connector>
        <draw:connector draw:style-name="gr4" draw:text-style-name="P2" draw:layer="layout" svg:x1="4.125cm" svg:y1="7.25cm" svg:x2="4.125cm" svg:y2="8.5cm" draw:start-shape="id2" draw:start-glue-point="2" draw:end-shape="id3" draw:end-glue-point="0" svg:d="M4125 7250v1250" svg:viewBox="0 0 1 1251">
          <text:p/>
        </draw:connector>
        <draw:connector draw:style-name="gr4" draw:text-style-name="P2" draw:layer="layout" svg:x1="4.125cm" svg:y1="10.25cm" svg:x2="4.125cm" svg:y2="11.25cm" draw:start-shape="id3" draw:start-glue-point="2" draw:end-shape="id4" draw:end-glue-point="0" svg:d="M4125 10250v1000" svg:viewBox="0 0 1 1001">
          <text:p/>
        </draw:connector>
        <draw:connector draw:style-name="gr4" draw:text-style-name="P2" draw:layer="layout" svg:x1="13.503cm" svg:y1="14.942cm" svg:x2="10.875cm" svg:y2="17cm" draw:start-shape="id5" draw:start-glue-point="2" draw:end-shape="id6" draw:end-glue-point="0" svg:d="M13503 14942v1041h-2628v1017" svg:viewBox="0 0 2629 2059">
          <text:p/>
        </draw:connector>
        <draw:connector draw:style-name="gr4" draw:text-style-name="P2" draw:layer="layout" svg:x1="6.5cm" svg:y1="3.425cm" svg:x2="11cm" svg:y2="3.475cm" draw:start-shape="id1" draw:start-glue-point="1" draw:end-shape="id7" draw:end-glue-point="3" svg:d="M6500 3425h2250v50h2250" svg:viewBox="0 0 4501 51">
          <text:p/>
        </draw:connector>
        <draw:connector draw:style-name="gr4" draw:text-style-name="P2" draw:layer="layout" svg:x1="15.75cm" svg:y1="3.475cm" svg:x2="19.25cm" svg:y2="3.375cm" draw:start-shape="id7" draw:start-glue-point="1" draw:end-shape="id8" draw:end-glue-point="3" svg:d="M15750 3475h1750v-100h1750" svg:viewBox="0 0 3501 101">
          <text:p/>
        </draw:connector>
        <draw:custom-shape draw:style-name="gr1" draw:text-style-name="P1" draw:layer="layout" svg:width="4.75cm" svg:height="1.75cm" svg:x="19.25cm" svg:y="17cm">
          <text:p text:style-name="P1">Asistencia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3.25cm" svg:height="1.75cm" svg:x="20.5cm" svg:y="8.5cm">
          <text:p text:style-name="P1">Libreta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3.9cm" svg:height="1.75cm" svg:x="7.931cm" svg:y="5.959cm">
          <text:p text:style-name="P1">Calificacion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3.75cm" svg:height="1.313cm" svg:x="1.75cm" svg:y="14.209cm">
          <text:p text:style-name="P1">Turno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1.119cm" svg:y1="14.09cm" svg:x2="5.5cm" svg:y2="14.865cm" draw:start-shape="id5" draw:start-glue-point="3" draw:end-shape="id9" draw:end-glue-point="1" svg:d="M11119 14090h-2813v775h-2806" svg:viewBox="0 0 5620 776">
          <text:p/>
        </draw:connector>
        <draw:custom-shape draw:style-name="gr8" draw:text-style-name="P5" draw:layer="layout" svg:width="7cm" svg:height="7.5cm" svg:x="25.75cm" svg:y="1.75cm">
          <text:p text:style-name="P1"><text:span text:style-name="T1">Curso</text:span></text:p>
          <text:p text:style-name="P3">@idcurso</text:p>
          <text:p text:style-name="P3">#aula_id</text:p>
          <text:p text:style-name="P4">#matricula_id</text:p>
          <text:p text:style-name="P3">#turno_id</text:p>
          <text:p text:style-name="P3">#horario_id</text:p>
          <text:p text:style-name="P3">+curso(nombre)</text:p>
          <text:p text:style-name="P3">+division</text:p>
          <text:p text:style-name="P3">+periodo_lectivo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75cm" svg:height="8.5cm" svg:x="33.75cm" svg:y="2cm">
          <text:p text:style-name="P1"><text:span text:style-name="T1">Catedra</text:span></text:p>
          <text:p text:style-name="P3">@idcarga</text:p>
          <text:p text:style-name="P3">#asignatura_id</text:p>
          <text:p text:style-name="P3">#docente_id</text:p>
          <text:p text:style-name="P3">+cargoHoras{cant horas}</text:p>
          <text:p text:style-name="P3">+tipoCargo{docente,administrativo,profesional,tecnico profesional}</text:p>
          <text:p text:style-name="P3">+caracter{titular,interino,suplente}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25cm" svg:height="4.25cm" svg:x="26cm" svg:y="9.95cm">
          <text:p text:style-name="P1"><text:span text:style-name="T1">Aula</text:span></text:p>
          <text:p text:style-name="P3">@idAula</text:p>
          <text:p text:style-name="P3">+nombre</text:p>
          <text:p text:style-name="P3">+capacidad</text:p>
          <text:p text:style-name="P3">+ubicacion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25cm" svg:height="3.75cm" svg:x="33.75cm" svg:y="11.5cm">
          <text:p text:style-name="P1"><text:span text:style-name="T1">Asignatura</text:span></text:p>
          <text:p text:style-name="P3">@idAsignatura</text:p>
          <text:p text:style-name="P3">+nombre</text:p>
          <text:p text:style-name="P3">+descripcion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25cm" svg:height="4cm" svg:x="26cm" svg:y="14.75cm">
          <text:p text:style-name="P1"><text:span text:style-name="T1">Turno</text:span></text:p>
          <text:p text:style-name="P3">@idTurno</text:p>
          <text:p text:style-name="P3">+nombre (mañana, tarde)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25cm" svg:height="6cm" svg:x="33.85cm" svg:y="15.75cm">
          <text:p text:style-name="P1"><text:span text:style-name="T1">Matricula</text:span></text:p>
          <text:p text:style-name="P3">@idMatricula</text:p>
          <text:p text:style-name="P3">#colegio_id</text:p>
          <text:p text:style-name="P3">#alumno_id</text:p>
          <text:p text:style-name="P3">+fechaInscripcion</text:p>
          <text:p text:style-name="P3">+añoAcademico</text:p>
          <text:p text:style-name="P3">+condicionIngreso</text:p>
          <text:p text:style-name="P3">+fechaReinscripcion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25cm" svg:height="4cm" svg:x="26cm" svg:y="19.25cm">
          <text:p text:style-name="P1"><text:span text:style-name="T1">Horario</text:span></text:p>
          <text:p text:style-name="P3">@idHorario</text:p>
          <text:p text:style-name="P3">+día</text:p>
          <text:p text:style-name="P3">+horario(7:30-9:00)</text:p>
          <text:p text:style-name="P3">+descripcion(1ra hora)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75cm" svg:height="1.75cm" draw:transform="rotate (0.00959931088596881) translate (7.5cm 8.5cm)">
          <text:p text:style-name="P1">Clas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508cm" svg:y1="9.375cm" svg:x2="6.5cm" svg:y2="9.375cm" draw:start-shape="id10" draw:start-glue-point="3" draw:end-shape="id3" draw:end-glue-point="1" svg:d="M7508 9375h-1008" svg:viewBox="0 0 1009 1">
          <text:p/>
        </draw:connector>
        <draw:connector draw:style-name="gr4" draw:text-style-name="P2" draw:layer="layout" svg:x1="9.892cm" svg:y1="10.227cm" svg:x2="13.486cm" svg:y2="13.192cm" draw:start-shape="id10" draw:start-glue-point="2" draw:end-shape="id5" draw:end-glue-point="0" svg:d="M9892 10227v1483h3594v1482" svg:viewBox="0 0 3595 2966">
          <text:p/>
        </draw:connector>
        <draw:connector draw:style-name="gr4" draw:text-style-name="P2" draw:layer="layout" svg:x1="9.881cm" svg:y1="7.709cm" svg:x2="9.875cm" svg:y2="8.477cm" draw:start-shape="id11" draw:start-glue-point="2" draw:end-shape="id10" draw:end-glue-point="0" svg:d="M9881 7709v373h-6v395" svg:viewBox="0 0 7 769">
          <text:p/>
        </draw:connector>
        <draw:custom-shape draw:style-name="gr14" draw:text-style-name="P5" draw:layer="layout" svg:width="7cm" svg:height="4.75cm" svg:x="26cm" svg:y="23.75cm">
          <text:p text:style-name="P1"><text:span text:style-name="T1">Clase</text:span></text:p>
          <text:p text:style-name="P3">@idClase</text:p>
          <text:p text:style-name="P3">#catedra_id</text:p>
          <text:p text:style-name="P3">#curso_id</text:p>
          <text:p text:style-name="P3">#horario_id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6.25cm" svg:height="5cm" svg:x="33.95cm" svg:y="22.5cm">
          <text:p text:style-name="P1"><text:span text:style-name="T1">Calificacion</text:span></text:p>
          <text:p text:style-name="P3">@idCalificacion</text:p>
          <text:p text:style-name="P3">+nota_1</text:p>
          <text:p text:style-name="P3">+nota_2</text:p>
          <text:p text:style-name="P3">+nota_3</text:p>
          <text:p text:style-name="P3">+Nota_final</text:p>
          <text:p text:style-name="P3"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2.125cm" svg:y1="10.25cm" svg:x2="15.869cm" svg:y2="14.044cm" draw:start-shape="id12" draw:start-glue-point="2" draw:end-shape="id5" draw:end-glue-point="1" svg:d="M22125 10250v3794h-6256" svg:viewBox="0 0 6257 3795">
          <text:p/>
        </draw:connector>
        <draw:connector draw:style-name="gr4" draw:text-style-name="P2" draw:layer="layout" draw:line-skew="-3.125cm" svg:x1="13.375cm" svg:y1="4.5cm" svg:x2="13.486cm" svg:y2="13.192cm" draw:start-shape="id7" draw:start-glue-point="2" draw:end-shape="id5" svg:d="M13375 4500v1210h111v7482" svg:viewBox="0 0 112 869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9-20T14:27:42.661464138</meta:creation-date>
    <dc:date>2022-10-22T21:32:49.604840447</dc:date>
    <meta:editing-duration>PT8H12M30S</meta:editing-duration>
    <meta:editing-cycles>39</meta:editing-cycles>
    <meta:generator>LibreOffice/7.0.4.2$Linux_X86_64 LibreOffice_project/00$Build-2</meta:generator>
    <meta:document-statistic meta:object-count="35"/>
  </office:meta>
</office:document-meta>
</file>